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OpenSans"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my name is Marta!</text:p>
      <text:p text:style-name="P1">I'm FrontEnd Designer that specializes in coding. I'm always happy to share my skills and knowledge. I love to collaborate with other creative minds by working <text:s/>on meaningful and inspiring projects. I believe together we can make amazing things happen <text:s/></text:p>
      <text:p text:style-name="P1"/>
      <text:p text:style-name="P1"/>
      <text:p text:style-name="P1">The goal of the project was to develop a digital user – centered design solution for a company <text:s/>“Youth for Understanding” - Denmark. It is online campaign which is <text:s/>designed to attract young people attention and present advantages of going abroad for an exchange. <text:s/></text:p>
      <text:p text:style-name="P1"/>
      <text:p text:style-name="P1"/>
      <text:p text:style-name="P1">How am I?</text:p>
      <text:p text:style-name="P1">I'm Multimedia Design student who is enthusiastic <text:s/>about creating interactive content by using special effects such us graphic, animations and video. I enjoy translating ideas from words and visuals into coded websites.</text:p>
      <text:p text:style-name="P1"/>
      <text:p text:style-name="P1">I'm currently studying at Copenhagen School of Technology and Design, hoping to gain professional education that will allow me to find a exciting job within the field of web development. </text:p>
      <text:p text:style-name="P1"/>
      <text:p text:style-name="P1">Previously working at a library, I learned a lot about Information Architecture. I also participated in a number of educational and cultural projects, including crating a multimedia exhibition, which was how I discovered my passion about digital communication.</text:p>
      <text:p text:style-name="P1"><text:line-break/>Code</text:p>
      <text:p text:style-name="P1">Watching things coming alive is really rewarding. I guess this is why I always have fun as coding and it doesn't matter that sometimes it can take ages to find the best solution. This is never waisted time. I always do my best to write codes that are well structured and easy to read for my team members. My skills include html, css, javascript. I have also experience of working with github, sass, bootstrap and other libraries. </text:p>
      <text:p text:style-name="P1"/>
      <text:p text:style-name="P1">Design</text:p>
      <text:p text:style-name="P1">This is the point when my passion meets professional challenges. I truly love all adobe application. Before using them as a hobby now I have a chance to try my skills in more <text:s/>professional environment. At the moment I am mostly focused at User Interface. I like to keep things simple but I'm always encourage to produce very different things so there is no risk of getting stack in one place. </text:p>
      <text:p text:style-name="P1"/>
      <text:p text:style-name="P1">User experience</text:p>
      <text:p text:style-name="P1"/>
      <text:p text:style-name="P1">Communication</text:p>
      <text:p text:style-name="P1">Storytelling is one of the most important parts of any design process and an aspect of communication that fascinates me a lot. My experience have thought me that meaningful stories can grab viewers attention and capture their curiosity, which is crucial if we want to get our point across more effectively. I always try to add a layer of meaning to my designs. </text:p>
      <text:p text:style-name="P1"/>
      <text:p text:style-name="P1">PROJECTS</text:p>
      <text:p text:style-name="P1"/>
      <text:p text:style-name="P1">Dyczkowski</text:p>
      <text:p text:style-name="P1"/>
      <text:p text:style-name="Standard"><text:span text:style-name="T1">Presented website is an online portfolio created for an artist Maciej Dyczkowski, who is a professional </text:span><text:soft-page-break/><text:span text:style-name="T1">painter and photographer. He was brought </text:span>up in Germany, has Polish roots, and has lived in many countries around the <text:span text:style-name="T1">world. Because he moved to Denmark not such a log time ago, he's main goal at the moment is to establish a network and gain more local customers. The website is the result of a student project. The idea was to create a website that will improve artist's online communication and help him reach local audience. It not only fits Scandinavian traditions of design but also follows artist's preferences. My role was mostly to code the website based on the design created by another team member. </text:span></text:p>
      <text:p text:style-name="Standard"><text:span text:style-name="T1"/></text:p>
      <text:p text:style-name="Standard"><text:span text:style-name="T1">YFU Danmark</text:span></text:p>
      <text:p text:style-name="Standard"><text:span text:style-name="T1"/></text:p>
      <text:p text:style-name="Standard"><text:span text:style-name="T1">The website is a student project. It is a landing page that promotes the exchange programs offered by Youth of Understanding Danmark. YFU is a volunteer – based, non – profit community that creates a global network of more than 55 countries, including Denmark. Their exchange program is dedicated to young people between 14 and 18 years old. YFU believe that they offer life long experience that helps young people to shape their future. The website aims to attract the attention of teenagers and presents the advantages of the program that is much more than just a cultural experience. My role was mostly to code the website based on the design created by another team member. </text:span></text:p>
      <text:p text:style-name="Standard"><text:span text:style-name="T1"/></text:p>
      <text:p text:style-name="Standard"><text:span text:style-name="T1">HUSET KBH</text:span></text:p>
      <text:p text:style-name="Standard"><text:span text:style-name="T1"/></text:p>
      <text:p text:style-name="Standard"><text:span text:style-name="T1">HUSTE KBH “volunteers” <text:s/>is persona driven – app, meaning that it is dedicated only to users that have a certain kind of interests. In this case they are people that would like to participate in HUSET KBH events as volunteers. The app is created based on basic research regarding target audience preferences and expectations, including creating “user person”. It presents the list of events together with available volunteer positions. It is a school project for which I created the “user persona” as well as relevant design. I also coded the application using shared database created in WordPress. </text:span><text:span text:style-name="T1">The information are fetched from the database by using JSON. </text:span></text:p>
      <text:p text:style-name="Standard"><text:span text:style-name="T1"/></text:p>
      <text:p text:style-name="Standard"><text:span text:style-name="T1"><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OpenSans"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1T19:36:03.67</meta:creation-date>
    <meta:generator>OpenOffice/4.1.5$Win32 OpenOffice.org_project/415m1$Build-9789</meta:generator>
    <dc:date>2019-04-06T18:21:36.33</dc:date>
    <meta:editing-duration>PT17H16M36S</meta:editing-duration>
    <meta:editing-cycles>15</meta:editing-cycles>
    <meta:document-statistic meta:table-count="0" meta:image-count="0" meta:object-count="0" meta:page-count="2" meta:paragraph-count="22" meta:word-count="759" meta:character-count="4529"/>
  </office:meta>
</office:document-meta>
</file>